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297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lod.cedar-project.nl/vocab/cedar#isTotal=1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297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lod.cedar-project.nl/vocab/cedar#isTotal=1</text:p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297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041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lod.cedar-project.nl/vocab/cedar#isTotal=1</text:p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